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5490" officeooo:paragraph-rsid="00155490"/>
    </style:style>
    <style:style style:name="P2" style:family="paragraph" style:parent-style-name="Standard">
      <style:text-properties officeooo:rsid="00155490" officeooo:paragraph-rsid="00155490"/>
    </style:style>
    <style:style style:name="P3" style:family="paragraph" style:parent-style-name="Standard">
      <style:text-properties officeooo:rsid="00162a90" officeooo:paragraph-rsid="00162a90"/>
    </style:style>
    <style:style style:name="P4" style:family="paragraph" style:parent-style-name="Standard">
      <style:text-properties officeooo:rsid="0016a2e9" officeooo:paragraph-rsid="0016a2e9"/>
    </style:style>
    <style:style style:name="P5" style:family="paragraph" style:parent-style-name="Standard" style:list-style-name="L1">
      <style:text-properties officeooo:rsid="0016a2e9" officeooo:paragraph-rsid="0016a2e9"/>
    </style:style>
    <style:style style:name="P6" style:family="paragraph" style:parent-style-name="Standard">
      <style:text-properties style:text-underline-style="solid" style:text-underline-width="auto" style:text-underline-color="font-color" officeooo:rsid="001721f3" officeooo:paragraph-rsid="001721f3"/>
    </style:style>
    <style:style style:name="P7" style:family="paragraph" style:parent-style-name="Standard">
      <style:text-properties style:text-underline-style="solid" style:text-underline-width="auto" style:text-underline-color="font-color" officeooo:rsid="00190f72" officeooo:paragraph-rsid="00190f72"/>
    </style:style>
    <style:style style:name="P8" style:family="paragraph" style:parent-style-name="Standard">
      <style:text-properties style:text-underline-style="none" officeooo:rsid="001721f3" officeooo:paragraph-rsid="001721f3"/>
    </style:style>
    <style:style style:name="P9" style:family="paragraph" style:parent-style-name="Standard">
      <style:text-properties style:text-underline-style="none" officeooo:rsid="00155490" officeooo:paragraph-rsid="00155490"/>
    </style:style>
    <style:style style:name="P10" style:family="paragraph" style:parent-style-name="Standard">
      <style:text-properties style:text-underline-style="none" officeooo:rsid="001ab0e9" officeooo:paragraph-rsid="001ab0e9"/>
    </style:style>
    <style:style style:name="P11" style:family="paragraph" style:parent-style-name="Standard">
      <style:text-properties style:text-underline-style="none" officeooo:rsid="001deb73" officeooo:paragraph-rsid="001deb73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officeooo:rsid="00155490" officeooo:paragraph-rsid="00155490" style:font-size-asian="18pt" style:font-weight-asian="bold" style:font-size-complex="18pt" style:font-weight-complex="bold"/>
    </style:style>
    <style:style style:name="T1" style:family="text">
      <style:text-properties officeooo:rsid="00164b82"/>
    </style:style>
    <style:style style:name="T2" style:family="text">
      <style:text-properties officeooo:rsid="0016a2e9"/>
    </style:style>
    <style:style style:name="T3" style:family="text">
      <style:text-properties officeooo:rsid="001c05cb"/>
    </style:style>
    <style:style style:name="T4" style:family="text">
      <style:text-properties officeooo:rsid="002021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enry Lefèvre</text:p>
      <text:p text:style-name="P3">Anthony Gauchy</text:p>
      <text:p text:style-name="P1"/>
      <text:p text:style-name="P12">Compte Rendu</text:p>
      <text:p text:style-name="P1"/>
      <text:p text:style-name="P1"/>
      <text:p text:style-name="P7">Ligne de commande :</text:p>
      <text:p text:style-name="P9"/>
      <text:p text:style-name="P1">Pour ce programme la distance sémantique <text:span text:style-name="T1">à l'exécution</text:span> est infinie : si on ne sait pas se servir du programme on ne <text:span text:style-name="T2">saura jamais</text:span> s'en servir</text:p>
      <text:p text:style-name="P1"/>
      <text:p text:style-name="P1">Pour ce programme, la distance sémantique à l'interprétation est <text:span text:style-name="T2">très grande</text:span> car la sortie<text:span text:style-name="T2"> est difficilement interprétable en cas d'erreur</text:span></text:p>
      <text:p text:style-name="P1"/>
      <text:p text:style-name="P4">D'autres paramètres peuvent être passés en argument :</text:p>
      <text:list xml:id="list8657339848853851810" text:style-name="L1">
        <text:list-item>
          <text:p text:style-name="P5">-h ou --help<text:tab/><text:tab/>affiche l'aide</text:p>
        </text:list-item>
        <text:list-item>
          <text:p text:style-name="P5">-m ou --xmin<text:tab/><text:tab/>borne inférieure de l'intervalle de définition</text:p>
        </text:list-item>
        <text:list-item>
          <text:p text:style-name="P5">-M ou --xmax<text:tab/><text:tab/>borne supérieure de l'intervalle de définition</text:p>
        </text:list-item>
      </text:list>
      <text:p text:style-name="P4"/>
      <text:p text:style-name="P4"/>
      <text:p text:style-name="P6">Représentation graphique :</text:p>
      <text:p text:style-name="P8"/>
      <text:p text:style-name="P10">Sur le graphe, la courbe est strictement représentée entre les bornes de l'intervalle de définition pour x (par défaut [0, 1]), et pour y entre la valeur minimale et la vale<text:span text:style-name="T3">u</text:span>r maximale <text:span text:style-name="T3">de f(x)</text:span></text:p>
      <text:p text:style-name="P10"/>
      <text:p text:style-name="P11">Le fichier de sortie doit avoir l'extension .ps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fevreh </meta:initial-creator>
    <meta:creation-date>2015-02-09T15:20:53.445664964</meta:creation-date>
    <dc:date>2015-03-01T11:50:05.013781110</dc:date>
    <meta:editing-duration>PT15M2S</meta:editing-duration>
    <meta:editing-cycles>12</meta:editing-cycles>
    <meta:generator>LibreOffice/4.2.7.2$Linux_X86_64 LibreOffice_project/420m0$Build-2</meta:generator>
    <meta:document-statistic meta:table-count="0" meta:image-count="0" meta:object-count="0" meta:page-count="1" meta:paragraph-count="13" meta:word-count="138" meta:character-count="805" meta:non-whitespace-character-count="683"/>
  </office:meta>
</office:document-meta>
</file>